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able-cell-properties fo:background-color="#cc99ff" fo:border="0.06pt solid #000000"/>
    </style:style>
    <style:style style:name="ce3" style:family="table-cell" style:parent-style-name="Default">
      <style:table-cell-properties fo:background-color="#ccccff" fo:border="0.06pt solid #000000"/>
    </style:style>
    <style:style style:name="ce4" style:family="table-cell" style:parent-style-name="Default">
      <style:table-cell-properties fo:background-color="#99ccff" fo:border="0.06pt solid #000000"/>
    </style:style>
    <style:style style:name="ce5" style:family="table-cell" style:parent-style-name="Default">
      <style:table-cell-properties fo:border-bottom="none" fo:background-color="#e6e6ff" fo:border-left="0.06pt solid #000000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e6e6ff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ccff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order-bottom="0.06pt solid #000000" fo:background-color="#e6e6ff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ff99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ccff00" fo:border-left="0.06pt solid #000000" fo:border-right="none" fo:border-top="none"/>
    </style:style>
    <style:style style:name="ce13" style:family="table-cell" style:parent-style-name="Default">
      <style:table-cell-properties fo:background-color="#ccffff" fo:border="0.06pt solid #000000"/>
    </style:style>
    <style:style style:name="ce14" style:family="table-cell" style:parent-style-name="Default">
      <style:table-cell-properties fo:background-color="#99ffcc" fo:border="0.06pt solid #000000"/>
    </style:style>
    <style:style style:name="ce15" style:family="table-cell" style:parent-style-name="Default">
      <style:table-cell-properties fo:background-color="#ccffcc" fo:border="0.06pt solid #000000"/>
    </style:style>
    <style:style style:name="ce16" style:family="table-cell" style:parent-style-name="Default">
      <style:table-cell-properties fo:background-color="#ccff99" fo:border="0.06pt solid #000000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ccff00" fo:border-left="none" fo:border-right="none" fo:border-top="0.06pt solid #000000"/>
      <style:text-properties style:use-window-font-color="true"/>
    </style:style>
    <style:style style:name="ce19" style:family="table-cell" style:parent-style-name="Default">
      <style:table-cell-properties fo:border-bottom="none" fo:background-color="#ccff9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21" style:family="table-cell" style:parent-style-name="Default">
      <style:table-cell-properties fo:background-color="#e6e6ff" fo:border="0.06pt solid #000000"/>
    </style:style>
    <style:style style:name="ce22" style:family="table-cell" style:parent-style-name="Default">
      <style:table-cell-properties fo:background-color="#cfe7f5" fo:border="0.06pt solid #000000"/>
    </style:style>
    <style:style style:name="ce23" style:family="table-cell" style:parent-style-name="Default">
      <style:table-cell-properties fo:background-color="#ff99cc" fo:border="0.06pt solid #000000"/>
    </style:style>
    <style:style style:name="ce24" style:family="table-cell" style:parent-style-name="Default">
      <style:table-cell-properties fo:background-color="#ffcccc" fo:border="0.06pt solid #000000"/>
    </style:style>
    <style:style style:name="ce25" style:family="table-cell" style:parent-style-name="Default">
      <style:table-cell-properties fo:background-color="#ffcc99" fo:border="0.06pt solid #000000"/>
    </style:style>
    <style:style style:name="ce26" style:family="table-cell" style:parent-style-name="Default">
      <style:table-cell-properties fo:background-color="#ffffcc" fo:border="0.06pt solid #000000"/>
    </style:style>
    <style:style style:name="ce27" style:family="table-cell" style:parent-style-name="Default">
      <style:table-cell-properties fo:border-bottom="0.06pt solid #000000" fo:background-color="#e6e6ff" fo:border-left="none" fo:border-right="0.06pt solid #000000" fo:border-top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ccff99" fo:border-left="none" fo:border-right="0.06pt solid #000000" fo:border-top="0.06pt solid #000000"/>
    </style:style>
    <style:style style:name="ce29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>
      <style:table-cell-properties fo:border-bottom="0.06pt solid #000000" fo:background-color="#ccff00" fo:border-left="none" fo:border-right="none" fo:border-top="0.06pt solid #000000"/>
    </style:style>
    <style:style style:name="ce33" style:family="table-cell" style:parent-style-name="Default">
      <style:table-cell-properties fo:border-bottom="none" fo:background-color="#ff66ff" fo:border-left="0.06pt solid #000000" fo:border-right="0.06pt solid #000000" fo:border-top="0.06pt solid #000000"/>
    </style:style>
    <style:style style:name="ce34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35" style:family="table-cell" style:parent-style-name="Default">
      <style:table-cell-properties fo:background-color="#ff66ff" fo:border="0.06pt solid #000000"/>
    </style:style>
    <style:style style:name="ce36" style:family="table-cell" style:parent-style-name="Default">
      <style:table-cell-properties fo:background-color="transparent" fo:border="none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1" table:default-cell-style-name="ce36"/>
        <table:table-row table:style-name="ro1">
          <table:table-cell table:number-columns-repeated="5"/>
          <table:table-cell table:style-name="ce5" office:value-type="string" calcext:value-type="string">
            <text:p>DT</text:p>
          </table:table-cell>
          <table:table-cell table:style-name="ce9" office:value-type="float" office:value="0" calcext:value-type="float">
            <text:p>0</text:p>
          </table:table-cell>
          <table:table-cell table:style-name="ce2" table:formula="of:=[.E15]*[.E16]" office:value-type="float" office:value="0.001173459" calcext:value-type="float">
            <text:p>0.00117345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IN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formula="of:=[.E18]*[.E19]" office:value-type="float" office:value="0.0000063255" calcext:value-type="float">
            <text:p>6.3255E-00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JJ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3" table:formula="of:=MAX([.H15:.H17])*[.H18]" office:value-type="float" office:value="0.000000021065935968" calcext:value-type="float">
            <text:p>2.1065935968E-008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MD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22" table:formula="of:=MAX([.K22])*[.K23]" office:value-type="float" office:value="3.606705926208E-017" calcext:value-type="float">
            <text:p>3.606705926208E-017</text:p>
          </table:table-cell>
          <table:table-cell table:style-name="ce24" table:formula="of:=MAX([.N16:.N17])*[.N18]" office:value-type="float" office:value="1.92242114584591E-021" calcext:value-type="float">
            <text:p>1.92242114584591E-021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NN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4" table:formula="of:=MAX([.H21:.H23])*[.H24]" office:value-type="float" office:value="0.00000008951145252" calcext:value-type="float">
            <text:p>8.951145252E-008</text:p>
          </table:table-cell>
          <table:table-cell table:style-name="ce21" table:formula="of:=MAX([.J15:.J18])*[.J19]" office:value-type="float" office:value="0.0000000000030292416" calcext:value-type="float">
            <text:p>3.0292416E-012</text:p>
          </table:table-cell>
          <table:table-cell table:style-name="ce23" table:formula="of:=MAX([.K26])*[.K27]" office:value-type="float" office:value="1.242019348416E-017" calcext:value-type="float">
            <text:p>1.242019348416E-017</text:p>
          </table:table-cell>
          <table:table-cell table:style-name="ce25" table:formula="of:=MAX([.N21:.N22])*[.N23]" office:value-type="float" office:value="6.76257361164001E-024" calcext:value-type="float">
            <text:p>6.76257361164001E-024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NNP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/>
          <table:table-cell table:style-name="ce26" table:formula="of:=MAX([.N25:.N26])*[.N27]" office:value-type="float" office:value="1.88121466992351E-021" calcext:value-type="float">
            <text:p>1.88121466992351E-021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VB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5" table:formula="of:=MAX([.H27:.H29])*[.H30]" office:value-type="float" office:value="0.0000001848" calcext:value-type="float">
            <text:p>1.848E-007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VBP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6" table:formula="of:=MAX([.H33:.H35])*[.H36]" office:value-type="float" office:value="0.000000000215916456" calcext:value-type="float">
            <text:p>2.15916456E-010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2"/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WDT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formula="of:=[.E21]*[.E22]" office:value-type="float" office:value="0.0000001848" calcext:value-type="float">
            <text:p>1.848E-00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number-columns-repeated="2"/>
          <table:table-cell/>
          <table:table-cell table:style-name="Default"/>
        </table:table-row>
        <table:table-row table:style-name="ro1">
          <table:table-cell table:number-columns-repeated="5"/>
          <table:table-cell table:style-name="ce5" office:value-type="string" calcext:value-type="string">
            <text:p>&lt;s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6"/>
          <table:table-cell table:style-name="ce10" office:value-type="string" calcext:value-type="string">
            <text:p>&lt;s&gt;</text:p>
          </table:table-cell>
          <table:table-cell table:style-name="ce10" office:value-type="string" calcext:value-type="string">
            <text:p>That</text:p>
          </table:table-cell>
          <table:table-cell table:style-name="ce10" office:value-type="string" calcext:value-type="string">
            <text:p>round</text:p>
          </table:table-cell>
          <table:table-cell table:style-name="ce10" office:value-type="string" calcext:value-type="string">
            <text:p>table</text:p>
          </table:table-cell>
          <table:table-cell table:style-name="ce10" office:value-type="string" calcext:value-type="string">
            <text:p>might</text:p>
          </table:table-cell>
          <table:table-cell table:style-name="ce27" office:value-type="string" calcext:value-type="string">
            <text:p>collapse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table:style-name="ce11" table:formula="of:=MAX([.G10])" office:value-type="float" office:value="1" calcext:value-type="float">
            <text:p>1</text:p>
          </table:table-cell>
          <table:table-cell table:style-name="ce19" table:formula="of:=MAX([.H1:.H9])" office:value-type="float" office:value="0.001173459" calcext:value-type="float">
            <text:p>0.001173459</text:p>
          </table:table-cell>
          <table:table-cell table:style-name="ce19" table:formula="of:=MAX([.I3:.I8])" office:value-type="float" office:value="0.0000001848" calcext:value-type="float">
            <text:p>1.848E-007</text:p>
          </table:table-cell>
          <table:table-cell table:style-name="ce19" table:formula="of:=[.J5]" office:value-type="float" office:value="0.0000000000030292416" calcext:value-type="float">
            <text:p>3.0292416E-012</text:p>
          </table:table-cell>
          <table:table-cell table:style-name="ce19" table:formula="of:=MAX([.K4:.K5])" office:value-type="float" office:value="3.606705926208E-017" calcext:value-type="float">
            <text:p>3.606705926208E-017</text:p>
          </table:table-cell>
          <table:table-cell table:style-name="ce28" table:formula="of:=MAX([.L4:.L6])" office:value-type="float" office:value="1.92242114584591E-021" calcext:value-type="float">
            <text:p>1.92242114584591E-021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style-name="ce7" office:value-type="string" calcext:value-type="string">
            <text:p>Optimal:</text:p>
          </table:table-cell>
          <table:table-cell table:style-name="ce12" office:value-type="string" calcext:value-type="string">
            <text:p>&lt;s&gt;</text:p>
          </table:table-cell>
          <table:table-cell table:style-name="ce20" office:value-type="string" calcext:value-type="string">
            <text:p>DT</text:p>
          </table:table-cell>
          <table:table-cell table:style-name="ce20" office:value-type="string" calcext:value-type="string">
            <text:p>VB</text:p>
          </table:table-cell>
          <table:table-cell table:style-name="ce20" office:value-type="string" calcext:value-type="string">
            <text:p>NN</text:p>
          </table:table-cell>
          <table:table-cell table:style-name="ce20" office:value-type="string" calcext:value-type="string">
            <text:p>MD</text:p>
          </table:table-cell>
          <table:table-cell table:style-name="ce29" office:value-type="string" calcext:value-type="string">
            <text:p>MD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1" office:value-type="currency" office:currency="USD" office:value="1" calcext:value-type="currency">
            <text:p>$1.00</text:p>
          </table:table-cell>
          <table:table-cell table:number-columns-repeated="2"/>
          <table:table-cell table:style-name="ce1" office:value-type="currency" office:currency="USD" office:value="4" calcext:value-type="currency">
            <text:p>$4.00</text:p>
          </table:table-cell>
          <table:table-cell/>
          <table:table-cell table:style-name="ce1" office:value-type="currency" office:currency="USD" office:value="8" calcext:value-type="currency">
            <text:p>$8.00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&lt;s&gt; DT</text:p>
          </table:table-cell>
          <table:table-cell table:style-name="ce2" office:value-type="float" office:value="0.2261" calcext:value-type="float">
            <text:p>0.2261</text:p>
          </table:table-cell>
          <table:table-cell/>
          <table:table-cell table:style-name="ce13" office:value-type="string" calcext:value-type="string">
            <text:p>JJ DT</text:p>
          </table:table-cell>
          <table:table-cell table:style-name="ce13" table:formula="of:=0.17952*[.H1]" office:value-type="float" office:value="0.00021065935968" calcext:value-type="float">
            <text:p>0.0002106594</text:p>
          </table:table-cell>
          <table:table-cell table:style-name="ce21" office:value-type="string" calcext:value-type="string">
            <text:p>NN JJ</text:p>
          </table:table-cell>
          <table:table-cell table:style-name="ce21" table:formula="of:=0.43649*[.I3]" office:value-type="float" office:value="0.00000000919507039067232" calcext:value-type="float">
            <text:p>9.19507039067232E-009</text:p>
          </table:table-cell>
          <table:table-cell table:number-columns-repeated="2"/>
          <table:table-cell table:style-name="ce1" office:value-type="currency" office:currency="USD" office:value="11" calcext:value-type="currency">
            <text:p>$11.0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That DT</text:p>
          </table:table-cell>
          <table:table-cell table:style-name="ce2" office:value-type="float" office:value="0.00519" calcext:value-type="float">
            <text:p>0.00519</text:p>
          </table:table-cell>
          <table:table-cell/>
          <table:table-cell table:style-name="ce13" office:value-type="string" calcext:value-type="string">
            <text:p>JJ IN</text:p>
          </table:table-cell>
          <table:table-cell table:style-name="ce13" table:formula="of:=0.07428*[.H2]" office:value-type="float" office:value="0.00000046985814" calcext:value-type="float">
            <text:p>4.6985814E-007</text:p>
          </table:table-cell>
          <table:table-cell table:style-name="ce21" office:value-type="string" calcext:value-type="string">
            <text:p>NN NN</text:p>
          </table:table-cell>
          <table:table-cell table:style-name="ce21" table:formula="of:=0.13667*[.I5]" office:value-type="float" office:value="0.0000000122335302159084" calcext:value-type="float">
            <text:p>1.22335302159084E-008</text:p>
          </table:table-cell>
          <table:table-cell table:number-columns-repeated="2"/>
          <table:table-cell table:style-name="ce24" office:value-type="string" calcext:value-type="string">
            <text:p>NN NN</text:p>
          </table:table-cell>
          <table:table-cell table:style-name="ce24" table:formula="of:=0.13667*[.K4]" office:value-type="float" office:value="4.92928498934848E-018" calcext:value-type="float">
            <text:p>4.92928498934848E-018</text:p>
          </table:table-cell>
        </table:table-row>
        <table:table-row table:style-name="ro1">
          <table:table-cell table:number-columns-repeated="3"/>
          <table:table-cell table:style-name="ce1" office:value-type="currency" office:currency="USD" office:value="2" calcext:value-type="currency">
            <text:p>$2.00</text:p>
          </table:table-cell>
          <table:table-cell table:number-columns-repeated="2"/>
          <table:table-cell table:style-name="ce13" office:value-type="string" calcext:value-type="string">
            <text:p>JJ WDT</text:p>
          </table:table-cell>
          <table:table-cell table:style-name="ce13" table:formula="of:=0.00944*[.H9]" office:value-type="float" office:value="0.000000001744512" calcext:value-type="float">
            <text:p>1.744512E-009</text:p>
          </table:table-cell>
          <table:table-cell table:style-name="ce21" office:value-type="string" calcext:value-type="string">
            <text:p>NN VB</text:p>
          </table:table-cell>
          <table:table-cell table:style-name="ce21" table:formula="of:=0.0683*[.I7]" office:value-type="float" office:value="0.00000001262184" calcext:value-type="float">
            <text:p>1.262184E-008</text:p>
          </table:table-cell>
          <table:table-cell table:number-columns-repeated="2"/>
          <table:table-cell table:style-name="ce24" office:value-type="string" calcext:value-type="string">
            <text:p>NN MD</text:p>
          </table:table-cell>
          <table:table-cell table:style-name="ce24" table:formula="of:=0.00073*[.K5]" office:value-type="float" office:value="9.06674124343681E-021" calcext:value-type="float">
            <text:p>9.06674124343681E-02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&lt;s&gt; IN</text:p>
          </table:table-cell>
          <table:table-cell table:style-name="ce3" office:value-type="float" office:value="0.12651" calcext:value-type="float">
            <text:p>0.12651</text:p>
          </table:table-cell>
          <table:table-cell/>
          <table:table-cell table:style-name="ce13" office:value-type="string" calcext:value-type="string">
            <text:p>round JJ</text:p>
          </table:table-cell>
          <table:table-cell table:style-name="ce13" office:value-type="float" office:value="0.0001" calcext:value-type="float">
            <text:p>0.0001</text:p>
          </table:table-cell>
          <table:table-cell table:style-name="ce21" office:value-type="string" calcext:value-type="string">
            <text:p>NN VBP</text:p>
          </table:table-cell>
          <table:table-cell table:style-name="ce21" table:formula="of:=0.03555*[.I8]" office:value-type="float" office:value="0.0000000000076758300108" calcext:value-type="float">
            <text:p>7.6758300108E-012</text:p>
          </table:table-cell>
          <table:table-cell table:number-columns-repeated="2"/>
          <table:table-cell table:style-name="ce24" office:value-type="string" calcext:value-type="string">
            <text:p>collapse NN</text:p>
          </table:table-cell>
          <table:table-cell table:style-name="ce24" office:value-type="float" office:value="0.00039" calcext:value-type="float">
            <text:p>0.00039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hat IN</text:p>
          </table:table-cell>
          <table:table-cell table:style-name="ce3" office:value-type="float" office:value="0.00005" calcext:value-type="float">
            <text:p>0.00005</text:p>
          </table:table-cell>
          <table:table-cell table:number-columns-repeated="3"/>
          <table:table-cell table:style-name="ce21" office:value-type="string" calcext:value-type="string">
            <text:p>table NN</text:p>
          </table:table-cell>
          <table:table-cell table:style-name="ce21" office:value-type="float" office:value="0.00024" calcext:value-type="float">
            <text:p>0.0002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ce1" office:value-type="currency" office:currency="USD" office:value="3" calcext:value-type="currency">
            <text:p>$3.00</text:p>
          </table:table-cell>
          <table:table-cell table:number-columns-repeated="2"/>
          <table:table-cell table:style-name="ce1" office:value-type="currency" office:currency="USD" office:value="5" calcext:value-type="currency">
            <text:p>$5.00</text:p>
          </table:table-cell>
          <table:table-cell table:number-columns-repeated="5"/>
          <table:table-cell table:style-name="ce1" office:value-type="currency" office:currency="USD" office:value="12" calcext:value-type="currency">
            <text:p>$12.00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ce4" office:value-type="string" calcext:value-type="string">
            <text:p>&lt;s&gt;WDT</text:p>
          </table:table-cell>
          <table:table-cell table:style-name="ce4" office:value-type="float" office:value="0.00028" calcext:value-type="float">
            <text:p>0.00028</text:p>
          </table:table-cell>
          <table:table-cell/>
          <table:table-cell table:style-name="ce14" office:value-type="string" calcext:value-type="string">
            <text:p>NN DT</text:p>
          </table:table-cell>
          <table:table-cell table:style-name="ce14" table:formula="of:=0.47675*[.H1]" office:value-type="float" office:value="0.00055944657825" calcext:value-type="float">
            <text:p>0.0005594466</text:p>
          </table:table-cell>
          <table:table-cell/>
          <table:table-cell table:style-name="ce1" office:value-type="currency" office:currency="USD" office:value="9" calcext:value-type="currency">
            <text:p>$9.00</text:p>
          </table:table-cell>
          <table:table-cell table:number-columns-repeated="2"/>
          <table:table-cell table:style-name="ce25" office:value-type="string" calcext:value-type="string">
            <text:p>NNP NN</text:p>
          </table:table-cell>
          <table:table-cell table:style-name="ce25" table:formula="of:=0.01875*[.K4]" office:value-type="float" office:value="6.76257361164001E-019" calcext:value-type="float">
            <text:p>6.76257361164001E-019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hat WDT</text:p>
          </table:table-cell>
          <table:table-cell table:style-name="ce4" office:value-type="float" office:value="0.00066" calcext:value-type="float">
            <text:p>0.00066</text:p>
          </table:table-cell>
          <table:table-cell/>
          <table:table-cell table:style-name="ce14" office:value-type="string" calcext:value-type="string">
            <text:p>NN IN</text:p>
          </table:table-cell>
          <table:table-cell table:style-name="ce14" table:formula="of:=0.12031*[.H2]" office:value-type="float" office:value="0.000000761020905" calcext:value-type="float">
            <text:p>0.000000761</text:p>
          </table:table-cell>
          <table:table-cell/>
          <table:table-cell table:style-name="ce22" office:value-type="string" calcext:value-type="string">
            <text:p>MD NN</text:p>
          </table:table-cell>
          <table:table-cell table:style-name="ce22" table:formula="of:=0.01631*[.J5]" office:value-type="float" office:value="0.000000000000049406930496" calcext:value-type="float">
            <text:p>4.9406930496E-014</text:p>
          </table:table-cell>
          <table:table-cell/>
          <table:table-cell table:style-name="ce25" office:value-type="string" calcext:value-type="string">
            <text:p>NNP MD</text:p>
          </table:table-cell>
          <table:table-cell table:style-name="ce25" table:formula="of:=0.00062*[.K5]" office:value-type="float" office:value="7.70051996017921E-021" calcext:value-type="float">
            <text:p>7.70051996017921E-021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NN WDT</text:p>
          </table:table-cell>
          <table:table-cell table:style-name="ce14" table:formula="of:=0.0202*[.H9]" office:value-type="float" office:value="0.00000000373296" calcext:value-type="float">
            <text:p>3.73296E-009</text:p>
          </table:table-cell>
          <table:table-cell/>
          <table:table-cell table:style-name="ce22" office:value-type="string" calcext:value-type="string">
            <text:p>might MD</text:p>
          </table:table-cell>
          <table:table-cell table:style-name="ce22" office:value-type="float" office:value="0.00073" calcext:value-type="float">
            <text:p>0.00073</text:p>
          </table:table-cell>
          <table:table-cell/>
          <table:table-cell table:style-name="ce25" office:value-type="string" calcext:value-type="string">
            <text:p>collapse NNP</text:p>
          </table:table-cell>
          <table:table-cell table:style-name="ce25" office:value-type="float" office:value="0.00001" calcext:value-type="float">
            <text:p>0.00001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round NN</text:p>
          </table:table-cell>
          <table:table-cell table:style-name="ce14" office:value-type="float" office:value="0.00016" calcext:value-type="float">
            <text:p>0.00016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9"/>
          <table:table-cell table:style-name="ce1" office:value-type="currency" office:currency="USD" office:value="10" calcext:value-type="currency">
            <text:p>$10.00</text:p>
          </table:table-cell>
          <table:table-cell table:number-columns-repeated="2"/>
          <table:table-cell table:style-name="ce26" office:value-type="string" calcext:value-type="string">
            <text:p>VB NN</text:p>
          </table:table-cell>
          <table:table-cell table:style-name="ce26" table:formula="of:=0.00129*[.K4]" office:value-type="float" office:value="4.65265064480832E-020" calcext:value-type="float">
            <text:p>4.65265064480832E-020</text:p>
          </table:table-cell>
        </table:table-row>
        <table:table-row table:style-name="ro1">
          <table:table-cell table:number-columns-repeated="6"/>
          <table:table-cell table:style-name="ce1" office:value-type="currency" office:currency="USD" office:value="6" calcext:value-type="currency">
            <text:p>$6.00</text:p>
          </table:table-cell>
          <table:table-cell table:number-columns-repeated="2"/>
          <table:table-cell table:style-name="ce23" office:value-type="string" calcext:value-type="string">
            <text:p>NN NN</text:p>
          </table:table-cell>
          <table:table-cell table:style-name="ce23" table:formula="of:=0.13667*[.J5]" office:value-type="float" office:value="0.000000000000414006449472" calcext:value-type="float">
            <text:p>4.14006449472E-013</text:p>
          </table:table-cell>
          <table:table-cell/>
          <table:table-cell table:style-name="ce26" office:value-type="string" calcext:value-type="string">
            <text:p>VB MD</text:p>
          </table:table-cell>
          <table:table-cell table:style-name="ce26" table:formula="of:=0.79718*[.K5]" office:value-type="float" office:value="9.90112984170267E-018" calcext:value-type="float">
            <text:p>9.90112984170267E-018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VB DT</text:p>
          </table:table-cell>
          <table:table-cell table:style-name="ce15" table:formula="of:=0.00025*[.H1]" office:value-type="float" office:value="0.00000029336475" calcext:value-type="float">
            <text:p>2.9336475E-007</text:p>
          </table:table-cell>
          <table:table-cell/>
          <table:table-cell table:style-name="ce23" office:value-type="string" calcext:value-type="string">
            <text:p>might NN</text:p>
          </table:table-cell>
          <table:table-cell table:style-name="ce23" office:value-type="float" office:value="0.00003" calcext:value-type="float">
            <text:p>0.00003</text:p>
          </table:table-cell>
          <table:table-cell/>
          <table:table-cell table:style-name="ce26" office:value-type="string" calcext:value-type="string">
            <text:p>collapse VB</text:p>
          </table:table-cell>
          <table:table-cell table:style-name="ce26" office:value-type="float" office:value="0.00019" calcext:value-type="float">
            <text:p>0.00019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VB IN</text:p>
          </table:table-cell>
          <table:table-cell table:style-name="ce15" table:formula="of:=0.00041*[.H2]" office:value-type="float" office:value="0.000000002593455" calcext:value-type="float">
            <text:p>2.593455E-009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5" office:value-type="string" calcext:value-type="string">
            <text:p>VB WDT</text:p>
          </table:table-cell>
          <table:table-cell table:style-name="ce15" office:value-type="float" office:value="0.00154" calcext:value-type="float">
            <text:p>0.00154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5" office:value-type="string" calcext:value-type="string">
            <text:p>round VB</text:p>
          </table:table-cell>
          <table:table-cell table:style-name="ce15" office:value-type="float" office:value="0.00012" calcext:value-type="float">
            <text:p>0.00012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6"/>
          <table:table-cell table:style-name="ce1" office:value-type="currency" office:currency="USD" office:value="7" calcext:value-type="currency">
            <text:p>$7.00</text:p>
          </table:table-cell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16" office:value-type="string" calcext:value-type="string">
            <text:p>VBP DT</text:p>
          </table:table-cell>
          <table:table-cell table:style-name="ce16" table:formula="of:=0.0023*[.H1]" office:value-type="float" office:value="0.0000026989557" calcext:value-type="float">
            <text:p>0.000002699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6" office:value-type="string" calcext:value-type="string">
            <text:p>VBP IN</text:p>
          </table:table-cell>
          <table:table-cell table:style-name="ce16" table:formula="of:=0.00024*[.H2]" office:value-type="float" office:value="0.00000000151812" calcext:value-type="float">
            <text:p>1.51812E-009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6" office:value-type="string" calcext:value-type="string">
            <text:p>VBP WDT</text:p>
          </table:table-cell>
          <table:table-cell table:style-name="ce16" table:formula="of:=0.13238*[.H9]" office:value-type="float" office:value="0.000000024463824" calcext:value-type="float">
            <text:p>2.4463824E-008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ce16" office:value-type="string" calcext:value-type="string">
            <text:p>round VBP</text:p>
          </table:table-cell>
          <table:table-cell table:style-name="ce16" office:value-type="float" office:value="0.00008" calcext:value-type="float">
            <text:p>0.00008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6"/>
          <table:table-cell table:style-name="ce17" office:value-type="string" calcext:value-type="string" table:number-columns-spanned="2" table:number-rows-spanned="1">
            <text:p>Exhaustive search:</text:p>
          </table:table-cell>
          <table:covered-table-cell/>
          <table:table-cell table:number-columns-repeated="4"/>
          <table:table-cell table:style-name="ce30" office:value-type="string" calcext:value-type="string">
            <text:p>Max=</text:p>
          </table:table-cell>
          <table:table-cell table:style-name="ce33" table:formula="of:=MAX([.N40:.N111])" office:value-type="float" office:value="4.55473451139872E-059" calcext:value-type="float">
            <text:p>4.55473451139872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style-name="ce34" table:formula="of:=[.G10]*[.H1]*[.I3]*[.J5]*[.K4]*[.L4]" office:value-type="float" office:value="5.19208579915397E-060" calcext:value-type="float">
            <text:p>5.19208579915397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style-name="ce34" table:formula="of:=[.G10]*[.H1]*[.I3]*[.J5]*[.K4]*[.L5]" office:value-type="float" office:value="1.82643966909131E-062" calcext:value-type="float">
            <text:p>1.82643966909131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style-name="ce34" table:formula="of:=[.G10]*[.H1]*[.I3]*[.J5]*[.K4]*[.L6]" office:value-type="float" office:value="5.08079511816444E-060" calcext:value-type="float">
            <text:p>5.08079511816444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style-name="ce34" table:formula="of:=[.G10]*[.H1]*[.I3]*[.J5]*[.K5]*[.L4]" office:value-type="float" office:value="1.78796695741844E-060" calcext:value-type="float">
            <text:p>1.78796695741844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style-name="ce34" table:formula="of:=[.G10]*[.H1]*[.I3]*[.J5]*[.K5]*[.L5]" office:value-type="float" office:value="6.28959902508865E-063" calcext:value-type="float">
            <text:p>6.28959902508865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style-name="ce31"/>
          <table:table-cell table:style-name="ce34" table:formula="of:=[.G10]*[.H1]*[.I3]*[.J5]*[.K5]*[.L6]" office:value-type="float" office:value="1.74964246356853E-060" calcext:value-type="float">
            <text:p>1.74964246356853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style-name="ce34" table:formula="of:=[.G10]*[.H1]*[.I5]*[.J5]*[.K4]*[.L4]" office:value-type="float" office:value="2.20617371189541E-059" calcext:value-type="float">
            <text:p>2.20617371189541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style-name="ce34" table:formula="of:=[.G10]*[.H1]*[.I5]*[.J5]*[.K4]*[.L5]" office:value-type="float" office:value="7.76074075079576E-062" calcext:value-type="float">
            <text:p>7.76074075079576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style-name="ce34" table:formula="of:=[.G10]*[.H1]*[.I5]*[.J5]*[.K4]*[.L6]" office:value-type="float" office:value="2.15888509143039E-059" calcext:value-type="float">
            <text:p>2.15888509143039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style-name="ce34" table:formula="of:=[.G10]*[.H1]*[.I5]*[.J5]*[.K5]*[.L4]" office:value-type="float" office:value="7.59726601559039E-060" calcext:value-type="float">
            <text:p>7.59726601559039E-06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4" office:value-type="string" calcext:value-type="string">
            <text:p>NN</text:p>
          </table:table-cell>
          <table:table-cell/>
          <table:table-cell table:style-name="ce34" table:formula="of:=[.G10]*[.H1]*[.I5]*[.J5]*[.K5]*[.L5]" office:value-type="float" office:value="2.67251901533958E-062" calcext:value-type="float">
            <text:p>2.67251901533958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style-name="ce34" table:formula="of:=[.G10]*[.H1]*[.I5]*[.J5]*[.K5]*[.L6]" office:value-type="float" office:value="7.43442107403117E-060" calcext:value-type="float">
            <text:p>7.43442107403117E-060</text:p>
          </table:table-cell>
        </table:table-row>
        <table:table-row table:style-name="ro1">
          <table:table-cell table:number-columns-repeated="5"/>
          <table:table-cell table:style-name="ce8" office:value-type="string" calcext:value-type="string">
            <text:p>Optimal:</text:p>
          </table:table-cell>
          <table:table-cell table:style-name="ce18" office:value-type="string" calcext:value-type="string">
            <text:p>&lt;s&gt;</text:p>
          </table:table-cell>
          <table:table-cell table:style-name="ce18" office:value-type="string" calcext:value-type="string">
            <text:p>DT</text:p>
          </table:table-cell>
          <table:table-cell table:style-name="ce18" office:value-type="string" calcext:value-type="string">
            <text:p>VB</text:p>
          </table:table-cell>
          <table:table-cell table:style-name="ce18" office:value-type="string" calcext:value-type="string">
            <text:p>NN</text:p>
          </table:table-cell>
          <table:table-cell table:number-columns-repeated="2" table:style-name="ce18" office:value-type="string" calcext:value-type="string">
            <text:p>MD</text:p>
          </table:table-cell>
          <table:table-cell table:style-name="ce32"/>
          <table:table-cell table:style-name="ce35" table:formula="of:=[.G10]*[.H1]*[.I7]*[.J5]*[.K4]*[.L4]" office:value-type="float" office:value="4.55473451139872E-059" calcext:value-type="float">
            <text:p>4.55473451139872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1]*[.I7]*[.J5]*[.K4]*[.L5]" office:value-type="float" office:value="1.6022361947781E-061" calcext:value-type="float">
            <text:p>1.6022361947781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7]*[.J5]*[.K4]*[.L6]" office:value-type="float" office:value="4.45710524926622E-059" calcext:value-type="float">
            <text:p>4.45710524926622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1]*[.I7]*[.J5]*[.K5]*[.L4]" office:value-type="float" office:value="1.56848617708154E-059" calcext:value-type="float">
            <text:p>1.56848617708154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1]*[.I7]*[.J5]*[.K5]*[.L5]" office:value-type="float" office:value="5.51752317866146E-062" calcext:value-type="float">
            <text:p>5.51752317866146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style-name="ce1"/>
          <table:table-cell table:formula="of:=[.G10]*[.H1]*[.I7]*[.J5]*[.K5]*[.L6]" office:value-type="float" office:value="1.53486618282056E-059" calcext:value-type="float">
            <text:p>1.53486618282056E-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1]*[.I8]*[.J5]*[.K4]*[.L4]" office:value-type="float" office:value="5.3216565677603E-062" calcext:value-type="float">
            <text:p>5.3216565677603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1]*[.I8]*[.J5]*[.K4]*[.L5]" office:value-type="float" office:value="1.87201926867648E-064" calcext:value-type="float">
            <text:p>1.87201926867648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1]*[.I8]*[.J5]*[.K4]*[.L6]" office:value-type="float" office:value="5.2075885792238E-062" calcext:value-type="float">
            <text:p>5.2075885792238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1]*[.I8]*[.J5]*[.K5]*[.L4]" office:value-type="float" office:value="1.832586453682E-062" calcext:value-type="float">
            <text:p>1.832586453682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1]*[.I8]*[.J5]*[.K5]*[.L5]" office:value-type="float" office:value="6.44655871555432E-065" calcext:value-type="float">
            <text:p>6.44655871555432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style-name="ce1"/>
          <table:table-cell table:formula="of:=[.G10]*[.H1]*[.I8]*[.J5]*[.K5]*[.L6]" office:value-type="float" office:value="1.79330555535099E-062" calcext:value-type="float">
            <text:p>1.79330555535099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9]*[.I3]*[.J5]*[.K4]*[.L4]" office:value-type="float" office:value="8.17665939486299E-064" calcext:value-type="float">
            <text:p>8.17665939486299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3]*[.J5]*[.K4]*[.L5]" office:value-type="float" office:value="2.87633441686565E-066" calcext:value-type="float">
            <text:p>2.87633441686565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3]*[.J5]*[.K4]*[.L6]" office:value-type="float" office:value="8.00139534348271E-064" calcext:value-type="float">
            <text:p>8.00139534348271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9]*[.I3]*[.J5]*[.K5]*[.L4]" office:value-type="float" office:value="2.81574638509678E-064" calcext:value-type="float">
            <text:p>2.81574638509678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9]*[.I3]*[.J5]*[.K5]*[.L5]" office:value-type="float" office:value="9.90505761033306E-067" calcext:value-type="float">
            <text:p>9.90505761033306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3]*[.J5]*[.K5]*[.L6]" office:value-type="float" office:value="2.75539177139947E-064" calcext:value-type="float">
            <text:p>2.75539177139947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9]*[.I5]*[.J5]*[.K4]*[.L4]" office:value-type="float" office:value="3.47435148529495E-063" calcext:value-type="float">
            <text:p>3.47435148529495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5]*[.J5]*[.K4]*[.L5]" office:value-type="float" office:value="1.22218576937674E-065" calcext:value-type="float">
            <text:p>1.22218576937674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5]*[.J5]*[.K4]*[.L6]" office:value-type="float" office:value="3.39987988414027E-063" calcext:value-type="float">
            <text:p>3.39987988414027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9]*[.I5]*[.J5]*[.K5]*[.L4]" office:value-type="float" office:value="1.1964412558778E-063" calcext:value-type="float">
            <text:p>1.1964412558778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4" office:value-type="string" calcext:value-type="string">
            <text:p>NN</text:p>
          </table:table-cell>
          <table:table-cell/>
          <table:table-cell table:formula="of:=[.G10]*[.H9]*[.I5]*[.J5]*[.K5]*[.L5]" office:value-type="float" office:value="4.20876668068297E-066" calcext:value-type="float">
            <text:p>4.20876668068297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5]*[.J5]*[.K5]*[.L6]" office:value-type="float" office:value="1.17079592425552E-063" calcext:value-type="float">
            <text:p>1.17079592425552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9]*[.I7]*[.J5]*[.K4]*[.L4]" office:value-type="float" office:value="7.17293861742493E-063" calcext:value-type="float">
            <text:p>7.17293861742493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7]*[.J5]*[.K4]*[.L5]" office:value-type="float" office:value="2.52325176077727E-065" calcext:value-type="float">
            <text:p>2.52325176077727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7]*[.J5]*[.K4]*[.L6]" office:value-type="float" office:value="7.01918899650006E-063" calcext:value-type="float">
            <text:p>7.01918899650006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9]*[.I7]*[.J5]*[.K5]*[.L4]" office:value-type="float" office:value="2.47010117545366E-063" calcext:value-type="float">
            <text:p>2.47010117545366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9]*[.I7]*[.J5]*[.K5]*[.L5]" office:value-type="float" office:value="8.68916837671055E-066" calcext:value-type="float">
            <text:p>8.68916837671055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7]*[.J5]*[.K5]*[.L6]" office:value-type="float" office:value="2.41715535511031E-063" calcext:value-type="float">
            <text:p>2.41715535511031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9]*[.I8]*[.J5]*[.K4]*[.L4]" office:value-type="float" office:value="8.38071150097365E-066" calcext:value-type="float">
            <text:p>8.38071150097365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9]*[.I8]*[.J5]*[.K4]*[.L5]" office:value-type="float" office:value="2.94811459839171E-068" calcext:value-type="float">
            <text:p>2.94811459839171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8]*[.J5]*[.K4]*[.L6]" office:value-type="float" office:value="8.20107365864984E-066" calcext:value-type="float">
            <text:p>8.20107365864984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9]*[.I8]*[.J5]*[.K5]*[.L4]" office:value-type="float" office:value="2.88601456583003E-066" calcext:value-type="float">
            <text:p>2.88601456583003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9]*[.I8]*[.J5]*[.K5]*[.L5]" office:value-type="float" office:value="1.01522426487371E-068" calcext:value-type="float">
            <text:p>1.01522426487371E-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9]*[.I8]*[.J5]*[.K5]*[.L6]" office:value-type="float" office:value="2.82415377638983E-066" calcext:value-type="float">
            <text:p>2.82415377638983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2]*[.I3]*[.J5]*[.K4]*[.L4]" office:value-type="float" office:value="2.79878024903711E-062" calcext:value-type="float">
            <text:p>2.79878024903711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3]*[.J5]*[.K4]*[.L5]" office:value-type="float" office:value="9.84537519149549E-065" calcext:value-type="float">
            <text:p>9.84537519149549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3]*[.J5]*[.K4]*[.L6]" office:value-type="float" office:value="2.73878929898268E-062" calcext:value-type="float">
            <text:p>2.73878929898268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2]*[.I3]*[.J5]*[.K5]*[.L4]" office:value-type="float" office:value="9.63798904703985E-063" calcext:value-type="float">
            <text:p>9.63798904703985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2]*[.I3]*[.J5]*[.K5]*[.L5]" office:value-type="float" office:value="3.39039187847196E-065" calcext:value-type="float">
            <text:p>3.39039187847196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3]*[.J5]*[.K5]*[.L6]" office:value-type="float" office:value="9.43140186687625E-063" calcext:value-type="float">
            <text:p>9.43140186687625E-0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2]*[.I5]*[.J5]*[.K4]*[.L4]" office:value-type="float" office:value="1.18923216018578E-061" calcext:value-type="float">
            <text:p>1.18923216018578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5]*[.J5]*[.K4]*[.L5]" office:value-type="float" office:value="4.18340697196566E-064" calcext:value-type="float">
            <text:p>4.18340697196566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5]*[.J5]*[.K4]*[.L6]" office:value-type="float" office:value="1.16374135319964E-061" calcext:value-type="float">
            <text:p>1.16374135319964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2]*[.I5]*[.J5]*[.K5]*[.L4]" office:value-type="float" office:value="4.09528634418561E-062" calcext:value-type="float">
            <text:p>4.09528634418561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4" office:value-type="string" calcext:value-type="string">
            <text:p>NN</text:p>
          </table:table-cell>
          <table:table-cell/>
          <table:table-cell table:formula="of:=[.G10]*[.H2]*[.I5]*[.J5]*[.K5]*[.L5]" office:value-type="float" office:value="1.44061437438637E-064" calcext:value-type="float">
            <text:p>1.44061437438637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5]*[.J5]*[.K5]*[.L6]" office:value-type="float" office:value="4.00750520502073E-062" calcext:value-type="float">
            <text:p>4.00750520502073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2]*[.I7]*[.J5]*[.K4]*[.L4]" office:value-type="float" office:value="2.45521770695462E-061" calcext:value-type="float">
            <text:p>2.45521770695462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7]*[.J5]*[.K4]*[.L5]" office:value-type="float" office:value="8.6368122363618E-064" calcext:value-type="float">
            <text:p>8.6368122363618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7]*[.J5]*[.K4]*[.L6]" office:value-type="float" office:value="2.40259090894811E-061" calcext:value-type="float">
            <text:p>2.40259090894811E-0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2]*[.I7]*[.J5]*[.K5]*[.L4]" office:value-type="float" office:value="8.45488365007151E-062" calcext:value-type="float">
            <text:p>8.45488365007151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2]*[.I7]*[.J5]*[.K5]*[.L5]" office:value-type="float" office:value="2.97420641595685E-064" calcext:value-type="float">
            <text:p>2.97420641595685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7]*[.J5]*[.K5]*[.L6]" office:value-type="float" office:value="8.27365595170469E-062" calcext:value-type="float">
            <text:p>8.27365595170469E-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/>
          <table:table-cell table:formula="of:=[.G10]*[.H2]*[.I8]*[.J5]*[.K4]*[.L4]" office:value-type="float" office:value="2.86862503243554E-064" calcext:value-type="float">
            <text:p>2.86862503243554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/>
          <table:table-cell table:formula="of:=[.G10]*[.H2]*[.I8]*[.J5]*[.K4]*[.L5]" office:value-type="float" office:value="1.00910708290729E-066" calcext:value-type="float">
            <text:p>1.00910708290729E-0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8]*[.J5]*[.K4]*[.L6]" office:value-type="float" office:value="2.80713698202324E-064" calcext:value-type="float">
            <text:p>2.80713698202324E-0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/>
          <table:table-cell table:formula="of:=[.G10]*[.H2]*[.I8]*[.J5]*[.K5]*[.L4]" office:value-type="float" office:value="9.87850927281269E-065" calcext:value-type="float">
            <text:p>9.87850927281269E-0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/>
          <table:table-cell table:formula="of:=[.G10]*[.H2]*[.I8]*[.J5]*[.K5]*[.L5]" office:value-type="float" office:value="3.47500058845165E-067" calcext:value-type="float">
            <text:p>3.47500058845165E-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/>
          <table:table-cell table:formula="of:=[.G10]*[.H2]*[.I8]*[.J5]*[.K5]*[.L6]" office:value-type="float" office:value="9.66676661934732E-065" calcext:value-type="float">
            <text:p>9.66676661934732E-065</text:p>
          </table:table-cell>
        </table:table-row>
        <table:table-row table:style-name="ro1" table:number-rows-repeated="11">
          <table:table-cell table:number-columns-repeated="13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gt Ericsson</meta:initial-creator>
    <meta:creation-date>2014-03-13T21:02:54.730334070</meta:creation-date>
    <dc:date>2014-03-18T18:35:19.231912904</dc:date>
    <dc:creator>Bengt Ericsson</dc:creator>
    <meta:editing-duration>PT55M14S</meta:editing-duration>
    <meta:editing-cycles>14</meta:editing-cycles>
    <meta:generator>LibreOffice/4.1.3.2$Linux_X86_64 LibreOffice_project/410m0$Build-2</meta:generator>
    <meta:document-statistic meta:table-count="1" meta:cell-count="679" meta:object-count="0"/>
  </office:meta>
</office:document-meta>
</file>